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normal" officeooo:rsid="0015dee3" officeooo:paragraph-rsid="0015dee3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5dee3" officeooo:paragraph-rsid="0015dee3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4pt" fo:font-weight="bold" officeooo:rsid="0015dee3" officeooo:paragraph-rsid="0015dee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5dee3" officeooo:paragraph-rsid="0015dee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5dee3" officeooo:paragraph-rsid="0015dee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65fba" officeooo:paragraph-rsid="00165fb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65fba" officeooo:paragraph-rsid="00165fba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officeooo:rsid="0015dee3" officeooo:paragraph-rsid="0015dee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5dee3" officeooo:paragraph-rsid="0015dee3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6a21c" officeooo:paragraph-rsid="0016a21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65fba" officeooo:paragraph-rsid="00165fba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1pt" fo:font-weight="normal" officeooo:rsid="0015dee3" officeooo:paragraph-rsid="0015dee3" style:font-size-asian="11pt" style:font-weight-asian="normal" style:font-size-complex="11pt" style:font-weight-complex="normal"/>
    </style:style>
    <style:style style:name="T1" style:family="text">
      <style:text-properties officeooo:rsid="0015dee3"/>
    </style:style>
    <style:style style:name="T2" style:family="text">
      <style:text-properties officeooo:rsid="00165fba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officeooo:rsid="001ce1d7"/>
    </style:style>
    <style:style style:name="T5" style:family="text">
      <style:text-properties officeooo:rsid="001ece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s 4</text:p>
      <text:p text:style-name="P7"/>
      <text:p text:style-name="P3">1.)write a command to display only second record from file?</text:p>
      <text:p text:style-name="P3"/>
      <text:p text:style-name="Standard">henilcode@henilcode-lap: $ cut -d "|" -f 2 h.txt </text:p>
      <text:p text:style-name="Standard"><text:s/>City </text:p>
      <text:p text:style-name="Standard"><text:s/>vapi </text:p>
      <text:p text:style-name="Standard"><text:s/><text:span text:style-name="T2">Surat</text:span> </text:p>
      <text:p text:style-name="Standard"><text:s/><text:span text:style-name="T2">Valsad</text:span></text:p>
      <text:p text:style-name="Standard"/>
      <text:p text:style-name="P3">2.)write a command to enter new details in table?</text:p>
      <text:p text:style-name="Standard">henilcode@henilcode-lap:~/Desktop$ cat &gt; <text:s/>employe.txt</text:p>
      <text:p text:style-name="Standard">Emp_number |Emp_name | Emp_Salary <text:tab/></text:p>
      <text:p text:style-name="Standard"><text:s/>102 <text:s text:c="6"/>|henil <text:s text:c="3"/>| 5000000 <text:s text:c="3"/><text:tab/></text:p>
      <text:p text:style-name="Standard"><text:s/>103 <text:s text:c="6"/>|ansh <text:s text:c="4"/>| 3000000 <text:s text:c="3"/><text:tab/></text:p>
      <text:p text:style-name="Standard"><text:s/>104 <text:s text:c="6"/>|kevin <text:s text:c="3"/>| 4000000 <text:s/></text:p>
      <text:p text:style-name="Standard">^Z</text:p>
      <text:p text:style-name="Standard">[1]+ <text:s/>Stopped <text:s text:c="16"/>cat &gt; employe.txt</text:p>
      <text:p text:style-name="Standard">henilcode@henilcode-lap:~/Desktop$ cat employe.txt </text:p>
      <text:p text:style-name="Standard">Emp_number |Emp_name | Emp_Salary <text:tab/></text:p>
      <text:p text:style-name="Standard"><text:s/>102 <text:s text:c="6"/>|henil <text:s text:c="3"/>| 5000000 <text:s text:c="3"/><text:tab/></text:p>
      <text:p text:style-name="Standard"><text:s/>103 <text:s text:c="6"/>|ansh <text:s text:c="4"/>| 3000000 <text:s text:c="3"/><text:tab/></text:p>
      <text:p text:style-name="Standard"><text:s/>104 <text:s text:c="6"/>|kevin <text:s text:c="3"/>| 4000000 <text:s/></text:p>
      <text:p text:style-name="Standard"/>
      <text:p text:style-name="P3">3.)write a command to display current user which are working current?</text:p>
      <text:p text:style-name="P3"/>
      <text:p text:style-name="Standard">henilcode@henilcode-lap: $ who -u</text:p>
      <text:p text:style-name="Standard">henilcode tty2 <text:s text:c="8"/>2022-07-22 18:58 00:27 <text:s text:c="7"/>1581 (tty2)</text:p>
      <text:p text:style-name="Standard"/>
      <text:p text:style-name="Standard"/>
      <text:p text:style-name="P3">4.)write a command to display name of user only?</text:p>
      <text:p text:style-name="P3"/>
      <text:p text:style-name="Standard">henilcode@henilcode-lap: $ users</text:p>
      <text:p text:style-name="Standard">henilcode</text:p>
      <text:p text:style-name="Standard"/>
      <text:p text:style-name="P3">5.)write a command to count number of character in file?</text:p>
      <text:p text:style-name="P8">henilcode@henilcode-lap: $ wc -m h.txt </text:p>
      <text:p text:style-name="P8">67 h.txt</text:p>
      <text:p text:style-name="P8"/>
      <text:p text:style-name="P3">6.)write a command to count number of word in file?</text:p>
      <text:p text:style-name="P10">henilcode@henilcode-lap: $ wc -w h.txt </text:p>
      <text:p text:style-name="P10">16 h.txt</text:p>
      <text:p text:style-name="P3"/>
      <text:p text:style-name="P3">7.)write a command to count number of line in file?</text:p>
      <text:p text:style-name="P12"><text:tab/><text:span text:style-name="T3">henilcode@henilcode-lap: $ wc -l h.txt </text:span></text:p>
      <text:p text:style-name="P1"><text:tab/>4 h.txt</text:p>
      <text:p text:style-name="P12"/>
      <text:p text:style-name="P3">8.)write a command to transfer each emp_number, emp_name, <text:s/>emp_salary in payroll file.</text:p>
      <text:p text:style-name="P3"><text:soft-page-break/></text:p>
      <text:p text:style-name="P8">henilcode@henilcode-lap: $ paste h.txt employee</text:p>
      <text:p text:style-name="P8">Emp_number |Emp_name | Emp_Salary <text:tab/></text:p>
      <text:p text:style-name="P8"><text:s/>102 <text:s text:c="6"/>|henil <text:s text:c="3"/>| <text:span text:style-name="T5">5</text:span>000000 <text:s text:c="3"/><text:tab/></text:p>
      <text:p text:style-name="P8"><text:s/>103 <text:s text:c="6"/>|ansh <text:s text:c="4"/>| 3000000 <text:s text:c="3"/><text:tab/></text:p>
      <text:p text:style-name="P8"><text:s/>104 <text:s text:c="6"/>|kevin <text:s text:c="3"/>| 4000000 <text:s text:c="3"/></text:p>
      <text:p text:style-name="P3"/>
      <text:p text:style-name="P3"/>
      <text:p text:style-name="P3"/>
      <text:p text:style-name="P4">ASS 5</text:p>
      <text:p text:style-name="P5">1.)write a command to display data in octol number off file?</text:p>
      <text:p text:style-name="P2">henilcode@henilcode-lap: $ od employee.txt </text:p>
      <text:p text:style-name="P2">0000000 066505 057560 072556 061155 071145 076040 066505 057560</text:p>
      <text:p text:style-name="P2">0000020 060556 062555 076040 042440 070155 051537 066141 071141</text:p>
      <text:p text:style-name="P2">0000040 020171 005011 030440 031060 020040 020040 020040 076040</text:p>
      <text:p text:style-name="P2">0000060 062550 064556 020154 020040 076040 031040 030060 030060</text:p>
      <text:p text:style-name="P2">0000100 030060 020040 020040 005011 030440 031460 020040 020040</text:p>
      <text:p text:style-name="P2">0000120 020040 076040 067141 064163 020040 020040 076040 031440</text:p>
      <text:p text:style-name="P2">0000140 030060 030060 030060 020040 020040 005011 030440 032060</text:p>
      <text:p text:style-name="P2">0000160 020040 020040 020040 076040 062553 064566 020156 020040</text:p>
      <text:p text:style-name="P2">0000200 076040 032040 030060 030060 030060 020040 020040 000012</text:p>
      <text:p text:style-name="P2">0000217</text:p>
      <text:p text:style-name="P5"/>
      <text:p text:style-name="P5">2.)write a command to display comman contant of two file?</text:p>
      <text:p text:style-name="P9">henilcode@henilcode-lap: $ comm employee.txt e.txt </text:p>
      <text:p text:style-name="P9"><text:tab/><text:tab/>Emp_number |Emp_name | Emp_Salary <text:tab/></text:p>
      <text:p text:style-name="P9"><text:tab/><text:tab/> 102 <text:s text:c="6"/>|henil <text:s text:c="3"/>| 2000000 <text:s text:c="3"/><text:tab/></text:p>
      <text:p text:style-name="P9"><text:tab/><text:tab/> 103 <text:s text:c="6"/>|ansh <text:s text:c="4"/>| 3000000 <text:s text:c="3"/><text:tab/></text:p>
      <text:p text:style-name="P9"><text:s/>104 <text:s text:c="6"/>|kevin <text:s text:c="3"/>| 4000000 <text:s text:c="3"/></text:p>
      <text:p text:style-name="P9"/>
      <text:p text:style-name="P5">3.)write a command to commpare two file and check is equal or not?</text:p>
      <text:p text:style-name="P9">henilcode@henilcode-lap: $ cmp employee.txt e.txt </text:p>
      <text:p text:style-name="P9">cmp: EOF on e.txt after byte 108, line 3</text:p>
      <text:p text:style-name="P9"/>
      <text:p text:style-name="P5">4.)Create employe.txt <text:span text:style-name="T2">and display first 4 line in file</text:span>?</text:p>
      <text:p text:style-name="P11">henilcode@henilcode-lap: $ cat &gt; employe.txt</text:p>
      <text:p text:style-name="P11">Emp_number |Emp_name | Emp_Salary <text:tab/></text:p>
      <text:p text:style-name="P11"><text:s/>102 <text:s text:c="6"/>|henil <text:s text:c="3"/>| 2000000 <text:s text:c="3"/><text:tab/></text:p>
      <text:p text:style-name="P11"><text:s/>103 <text:s text:c="6"/>|ansh <text:s text:c="4"/>| 3000000 <text:s text:c="3"/><text:tab/></text:p>
      <text:p text:style-name="P11"><text:s/>104 <text:s text:c="6"/>|kevin <text:s text:c="3"/>| 4000000 <text:s text:c="3"/></text:p>
      <text:p text:style-name="P11"><text:s/>105 <text:s text:c="6"/>|nayan <text:s text:c="3"/>| 5000000</text:p>
      <text:p text:style-name="P11"><text:s/>106 <text:s text:c="6"/>|harsh <text:s text:c="3"/>| 5000000</text:p>
      <text:p text:style-name="P11"><text:s/>107 <text:s text:c="6"/>|raj <text:s text:c="5"/>| 5000000</text:p>
      <text:p text:style-name="P11"><text:s/>108 <text:s text:c="6"/>|prasant <text:s/>| 5000000</text:p>
      <text:p text:style-name="P11"><text:s/>109 <text:s text:c="6"/>|aakash <text:s text:c="2"/>| 4000000</text:p>
      <text:p text:style-name="P11"><text:s/>110 <text:s text:c="6"/>|suraj <text:s text:c="3"/>| 7000000</text:p>
      <text:p text:style-name="P11"><text:soft-page-break/><text:s/>111 <text:s text:c="6"/>|gyanu <text:s text:c="3"/>| 6000000</text:p>
      <text:p text:style-name="P11"><text:s/>112 <text:s text:c="6"/>|harshl <text:s text:c="2"/>| 5500000</text:p>
      <text:p text:style-name="P11">^Z</text:p>
      <text:p text:style-name="P11">[1]+ <text:s/>Stopped <text:s text:c="16"/>cat &gt; employe.txt</text:p>
      <text:p text:style-name="P11">henilcode@henilcode-lap: $ head -n 4 employe.txt </text:p>
      <text:p text:style-name="P11">Emp_number |Emp_name | Emp_Salary <text:tab/></text:p>
      <text:p text:style-name="P11"><text:s/>102 <text:s text:c="6"/>|henil <text:s text:c="3"/>| 2000000 <text:s text:c="3"/><text:tab/></text:p>
      <text:p text:style-name="P11"><text:s/>103 <text:s text:c="6"/>|ansh <text:s text:c="4"/>| 3000000 <text:s text:c="3"/><text:tab/></text:p>
      <text:p text:style-name="P11"><text:s/>104 <text:s text:c="6"/>|kevin <text:s text:c="3"/>| 4000000 </text:p>
      <text:p text:style-name="P6">5.)<text:span text:style-name="T1">write a command to </text:span>display last 9 line from file<text:span text:style-name="T1">?</text:span></text:p>
      <text:p text:style-name="P11">henilcode@henilcode-lap: $ tail -n 9 employe.txt </text:p>
      <text:p text:style-name="P11"><text:s/>104 <text:s text:c="6"/>|kevin <text:s text:c="3"/>| 4000000 <text:s text:c="3"/></text:p>
      <text:p text:style-name="P11"><text:s/>105 <text:s text:c="6"/>|nayan <text:s text:c="3"/>| 5000000</text:p>
      <text:p text:style-name="P11"><text:s/>106 <text:s text:c="6"/>|harsh <text:s text:c="3"/>| 5000000</text:p>
      <text:p text:style-name="P11"><text:s/>107 <text:s text:c="6"/>|raj <text:s text:c="5"/>| 5000000</text:p>
      <text:p text:style-name="P11"><text:s/>108 <text:s text:c="6"/>|prasant <text:s/>| 5000000</text:p>
      <text:p text:style-name="P11"><text:s/>109 <text:s text:c="6"/>|aakash <text:s text:c="2"/>| 4000000</text:p>
      <text:p text:style-name="P11"><text:s/>110 <text:s text:c="6"/>|suraj <text:s text:c="3"/>| 7000000</text:p>
      <text:p text:style-name="P11"><text:s/>111 <text:s text:c="6"/>|gyanu <text:s text:c="3"/>| 6000000</text:p>
      <text:p text:style-name="P11"><text:s/>112 <text:s text:c="6"/>|harshl <text:s text:c="2"/>| 5500000</text:p>
      <text:p text:style-name="P11"/>
      <text:p text:style-name="P6">6.)<text:span text:style-name="T1">write a command to </text:span>display terminal detail<text:span text:style-name="T1">?</text:span></text:p>
      <text:p text:style-name="P9">henilcode@henilcode-lap: $ tty</text:p>
      <text:p text:style-name="P9">/dev/pts/<text:span text:style-name="T4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20:27:30.173877219</meta:creation-date>
    <dc:date>2022-07-23T07:35:10.012740394</dc:date>
    <meta:editing-duration>PT17M43S</meta:editing-duration>
    <meta:editing-cycles>4</meta:editing-cycles>
    <meta:generator>LibreOffice/7.3.3.2$Linux_X86_64 LibreOffice_project/30$Build-2</meta:generator>
    <meta:document-statistic meta:table-count="0" meta:image-count="0" meta:object-count="0" meta:page-count="3" meta:paragraph-count="98" meta:word-count="507" meta:character-count="3706" meta:non-whitespace-character-count="2776"/>
  </office:meta>
</office:document-meta>
</file>